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358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858cm" svg:height="1.588cm" svg:x="4.005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75cm" svg:y1="7.667cm" svg:x2="5.375cm" svg:y2="9.255cm">
          <text:p/>
        </draw:line>
        <draw:frame draw:style-name="gr3" draw:text-style-name="P3" draw:layer="layout" svg:width="0.853cm" svg:height="0.962cm" svg:x="4.322cm" svg:y="7.975cm">
          <draw:text-box>
            <text:p>a</text:p>
          </draw:text-box>
        </draw:frame>
        <draw:custom-shape draw:style-name="gr4" draw:text-style-name="P4" draw:layer="layout" svg:width="0.318cm" svg:height="0.318cm" svg:x="6.0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227cm" svg:y1="8.502cm" svg:x2="8.937cm" svg:y2="8.502cm">
          <text:p/>
        </draw:line>
        <draw:custom-shape draw:style-name="gr1" draw:text-style-name="P1" draw:layer="layout" svg:width="2.858cm" svg:height="1.588cm" svg:x="9.084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54cm" svg:y1="7.667cm" svg:x2="10.454cm" svg:y2="9.255cm">
          <text:p/>
        </draw:line>
        <draw:frame draw:style-name="gr3" draw:text-style-name="P3" draw:layer="layout" svg:width="0.853cm" svg:height="0.962cm" svg:x="9.302cm" svg:y="7.985cm">
          <draw:text-box>
            <text:p>b</text:p>
          </draw:text-box>
        </draw:frame>
        <draw:custom-shape draw:style-name="gr4" draw:text-style-name="P4" draw:layer="layout" svg:width="0.318cm" svg:height="0.318cm" svg:x="10.99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207cm" svg:y1="8.502cm" svg:x2="14.017cm" svg:y2="8.502cm">
          <text:p/>
        </draw:line>
        <draw:custom-shape draw:style-name="gr1" draw:text-style-name="P1" draw:layer="layout" svg:width="2.858cm" svg:height="1.588cm" svg:x="14.165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535cm" svg:y1="7.667cm" svg:x2="15.535cm" svg:y2="9.255cm">
          <text:p/>
        </draw:line>
        <draw:frame draw:style-name="gr3" draw:text-style-name="P3" draw:layer="layout" svg:width="0.853cm" svg:height="0.962cm" svg:x="14.383cm" svg:y="7.985cm">
          <draw:text-box>
            <text:p>c</text:p>
          </draw:text-box>
        </draw:frame>
        <draw:custom-shape draw:style-name="gr4" draw:text-style-name="P4" xml:id="id1" draw:id="id1" draw:layer="layout" svg:width="0.318cm" svg:height="0.318cm" svg:x="16.07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draw:line-skew="1.129cm 1.086cm -1.546cm" svg:x1="16.389cm" svg:y1="8.461cm" svg:x2="4.005cm" svg:y2="8.461cm" draw:start-shape="id1" draw:start-glue-point="10" draw:end-shape="id2" draw:end-glue-point="3" svg:d="M16389 8461c2446 0 1631 2381-6400 2381s-9054-2381-5984-2381" svg:viewBox="0 0 15200 23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04:40.664715136</meta:creation-date>
    <dc:date>2023-01-08T00:09:03.448240981</dc:date>
    <meta:editing-duration>PT4M23S</meta:editing-duration>
    <meta:editing-cycles>1</meta:editing-cycles>
    <meta:document-statistic meta:object-count="15"/>
    <meta:generator>LibreOffice/7.0.4.2$Linux_X86_64 LibreOffice_project/00$Build-2</meta:generator>
  </office:meta>
</office:document-meta>
</file>